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ooth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 office:value-type="string">
            <office:annotation draw:style-name="gr2" draw:text-style-name="P1" svg:width="1.9539in" svg:height="1.0122in" svg:x="8.2657in" svg:y="3.2823in" draw:caption-point-x="-0.2402in" draw:caption-point-y="0.5945in">
              <dc:date>2013-06-10T00:00:00</dc:date>
              <text:p text:style-name="P1"><text:span text:style-name="T1">Bilateral filtering links</text:span></text:p>
              <text:p text:style-name="P1"><text:span text:style-name="T1">BF argument details</text:span></text:p>
              <text:p text:style-name="P1"><text:span text:style-name="T1">BF example</text:span></text:p>
              <text:p text:style-name="P1"><text:span text:style-name="T1"/></text:p>
              <text:p text:style-name="P1"><text:span text:style-name="T1">GF noise image</text:span></text:p>
              <text:p text:style-name="P1"><text:span text:style-name="T1"/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Gradient</text:p>
          </table:table-cell>
          <table:table-cell/>
          <table:table-cell office:value-type="string">
            <text:p>T</text:p>
          </table:table-cell>
          <table:table-cell office:value-type="string">
            <office:annotation office:display="true" draw:style-name="gr1" draw:text-style-name="P1" svg:width="2.3697in" svg:height="0.3902in" svg:x="10.4654in" svg:y="3.4823in" draw:caption-point-x="-2.4398in" draw:caption-point-y="0.5626in">
              <dc:date>2013-06-17T00:00:00</dc:date>
              <text:p text:style-name="P2"><text:span text:style-name="T1">Sharpening</text:span></text:p>
              <text:p text:style-name="P2"><text:span text:style-name="T1">Gradient mag and direction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phological op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/>
          <table:table-cell office:value-type="string">
            <text:p>T</text:p>
          </table:table-cell>
          <table:table-cell office:value-type="string">
            <office:annotation draw:style-name="gr1" draw:text-style-name="P1" svg:width="1.1413in" svg:height="0.2346in" svg:x="8.2657in" svg:y="4.2906in" draw:caption-point-x="-0.2402in" draw:caption-point-y="0.5945in">
              <dc:date>2013-06-16T00:00:00</dc:date>
              <text:p text:style-name="P1"><text:span text:style-name="T1">Cv2.boxPoints</text:span></text:p>
            </office:annotation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 style:data-style-name="N2" text:time-value="0000-00-00T00:00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7T00:00:38</dc:date>
    <dc:creator>abidrahmank </dc:creator>
    <meta:generator>LibreOffice/3.6$Linux_X86_64 LibreOffice_project/360m1$Build-2</meta:generator>
    <meta:editing-duration>PT21H35M11S</meta:editing-duration>
    <meta:editing-cycles>34</meta:editing-cycles>
    <meta:document-statistic meta:table-count="1" meta:cell-count="84" meta:object-count="0"/>
  </office:meta>
</office:document-meta>
</file>